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RuntimeException.printStackTrace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Runtime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RuntimeException.NestedRuntim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edRuntime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RuntimeException.NestedRuntim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edRuntimeException.printStackTrace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